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4.098cm" table:align="right" style:writing-mode="lr-tb"/>
    </style:style>
    <style:style style:name="Tabla1.A" style:family="table-column">
      <style:table-column-properties style:column-width="1.958cm"/>
    </style:style>
    <style:style style:name="Tabla1.B" style:family="table-column">
      <style:table-column-properties style:column-width="2.1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65cm" fo:margin-left="-0.132cm" table:align="left" style:writing-mode="lr-tb"/>
    </style:style>
    <style:style style:name="Tabla2.A" style:family="table-column">
      <style:table-column-properties style:column-width="3.298cm"/>
    </style:style>
    <style:style style:name="Tabla2.B" style:family="table-column">
      <style:table-column-properties style:column-width="11.96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language="es" fo:country="MX"/>
    </style:style>
    <style:style style:name="P2" style:family="paragraph" style:parent-style-name="Standard">
      <style:paragraph-properties fo:text-align="end" style:justify-single-word="false"/>
      <style:text-properties fo:language="es" fo:country="MX"/>
    </style:style>
    <style:style style:name="P3" style:family="paragraph" style:parent-style-name="Standard">
      <style:paragraph-properties fo:text-align="center" style:justify-single-word="false"/>
      <style:text-properties fo:language="es" fo:country="MX" officeooo:rsid="00238fd7" officeooo:paragraph-rsid="00238fd7"/>
    </style:style>
    <style:style style:name="P4" style:family="paragraph" style:parent-style-name="Standard">
      <style:paragraph-properties fo:text-align="end" style:justify-single-word="false"/>
      <style:text-properties fo:language="es" fo:country="MX" officeooo:rsid="00238fd7" officeooo:paragraph-rsid="00238fd7"/>
    </style:style>
    <style:style style:name="P5" style:family="paragraph" style:parent-style-name="Standard">
      <style:paragraph-properties fo:text-align="justify" style:justify-single-word="false"/>
      <style:text-properties style:font-name="Arial" fo:language="es" fo:country="MX"/>
    </style:style>
    <style:style style:name="P6" style:family="paragraph" style:parent-style-name="Standard">
      <style:paragraph-properties fo:text-align="justify" style:justify-single-word="false"/>
      <style:text-properties style:font-name="Arial" fo:language="es" fo:country="MX" officeooo:rsid="0026ca4b" officeooo:paragraph-rsid="0026ca4b"/>
    </style:style>
    <style:style style:name="P7" style:family="paragraph" style:parent-style-name="Standard" style:list-style-name="WW8Num6">
      <style:paragraph-properties>
        <style:tab-stops>
          <style:tab-stop style:position="17.089cm" style:type="right" style:leader-style="dotted" style:leader-text="."/>
          <style:tab-stop style:position="20.824cm" style:type="right" style:leader-style="dotted" style:leader-text="."/>
        </style:tab-stops>
      </style:paragraph-properties>
      <style:text-properties fo:color="#000000" style:font-name="Arial1" fo:font-size="12pt" style:text-underline-style="none" officeooo:paragraph-rsid="002a9719" style:font-size-asian="12pt" style:font-name-complex="Arial2" style:font-size-complex="12pt"/>
    </style:style>
    <style:style style:name="P8" style:family="paragraph" style:parent-style-name="Standard" style:list-style-name="WW8Num5">
      <style:text-properties style:font-name="Arial" officeooo:rsid="00238fd7" officeooo:paragraph-rsid="00238fd7"/>
    </style:style>
    <style:style style:name="P9" style:family="paragraph" style:parent-style-name="Standard" style:list-style-name="WW8Num5">
      <style:text-properties style:font-name="Arial" officeooo:rsid="0026ca4b" officeooo:paragraph-rsid="0026ca4b"/>
    </style:style>
    <style:style style:name="P10" style:family="paragraph" style:parent-style-name="Standard" style:list-style-name="WW8Num5">
      <style:paragraph-properties fo:text-align="justify" style:justify-single-word="false"/>
      <style:text-properties style:font-name="Arial" fo:language="es" fo:country="MX" officeooo:rsid="0026ca4b" officeooo:paragraph-rsid="002a9719"/>
    </style:style>
    <style:style style:name="P11" style:family="paragraph" style:parent-style-name="Standard" style:list-style-name="WW8Num5">
      <style:paragraph-properties fo:text-align="justify" style:justify-single-word="false"/>
      <style:text-properties style:font-name="Arial" fo:language="es" fo:country="MX" officeooo:rsid="0026ca4b" officeooo:paragraph-rsid="0026ca4b"/>
    </style:style>
    <style:style style:name="P12" style:family="paragraph" style:parent-style-name="Standard" style:list-style-name="WW8Num5">
      <style:paragraph-properties fo:text-align="justify" style:justify-single-word="false"/>
      <style:text-properties style:font-name="Arial" fo:language="es" fo:country="MX" officeooo:rsid="002a9719" officeooo:paragraph-rsid="002a9719"/>
    </style:style>
    <style:style style:name="P13" style:family="paragraph" style:parent-style-name="Standard" style:master-page-name="Standard">
      <style:paragraph-properties fo:margin-top="0cm" fo:margin-bottom="0.423cm" loext:contextual-spacing="false" fo:text-align="center" style:justify-single-word="false" style:page-number="auto"/>
      <style:text-properties fo:language="es" fo:country="MX"/>
    </style:style>
    <style:style style:name="P14" style:family="paragraph" style:parent-style-name="Predeterminado" style:list-style-name="WW8Num6">
      <style:paragraph-properties fo:text-align="justify" style:justify-single-word="false"/>
      <style:text-properties fo:color="#000000" style:font-name="Arial1" fo:font-size="12pt" fo:language="es" fo:country="MX" style:text-underline-style="none" officeooo:rsid="0026ca4b" officeooo:paragraph-rsid="002a9719" style:font-name-asian="Times New Roman1" style:font-size-asian="12pt" style:language-asian="es" style:country-asian="MX" style:font-name-complex="Arial2" style:font-size-complex="12pt"/>
    </style:style>
    <style:style style:name="P15" style:family="paragraph" style:parent-style-name="Predeterminado" style:list-style-name="WW8Num6">
      <style:paragraph-properties fo:text-align="justify" style:justify-single-word="false"/>
      <style:text-properties fo:color="#000000" style:font-name="Arial1" fo:font-size="12pt" fo:language="es" fo:country="MX" style:text-underline-style="none" officeooo:rsid="002c0960" officeooo:paragraph-rsid="002c0960" style:font-name-asian="Times New Roman1" style:font-size-asian="12pt" style:language-asian="es" style:country-asian="MX" style:font-name-complex="Arial2" style:font-size-complex="12pt"/>
    </style:style>
    <style:style style:name="P16" style:family="paragraph" style:parent-style-name="index_20_4" style:list-style-name="WW8Num6">
      <style:paragraph-properties>
        <style:tab-stops>
          <style:tab-stop style:position="17.089cm" style:type="right" style:leader-style="dotted" style:leader-text="."/>
          <style:tab-stop style:position="22.442cm" style:type="right" style:leader-style="dotted" style:leader-text="."/>
        </style:tab-stops>
      </style:paragraph-properties>
      <style:text-properties officeooo:paragraph-rsid="002a9719"/>
    </style:style>
    <style:style style:name="T1" style:family="text">
      <style:text-properties officeooo:rsid="001fb73c"/>
    </style:style>
    <style:style style:name="T2" style:family="text">
      <style:text-properties officeooo:rsid="0020e506"/>
    </style:style>
    <style:style style:name="T3" style:family="text">
      <style:text-properties fo:color="#000000" style:font-name="Arial1" fo:font-size="12pt" style:text-underline-style="none" style:font-size-asian="12pt" style:font-name-complex="Arial2" style:font-size-complex="12pt"/>
    </style:style>
    <style:style style:name="T4" style:family="text">
      <style:text-properties fo:color="#000000" style:font-name="Arial1" fo:font-size="12pt" style:text-underline-style="none" officeooo:rsid="002a9719" style:font-size-asian="12pt" style:font-name-complex="Arial2" style:font-size-complex="12pt"/>
    </style:style>
    <style:style style:name="T5" style:family="text">
      <style:text-properties officeooo:rsid="0026ca4b"/>
    </style:style>
    <style:style style:name="T6" style:family="text">
      <style:text-properties officeooo:rsid="002a9719"/>
    </style:style>
    <style:style style:name="T7" style:family="text">
      <style:text-properties officeooo:rsid="002b8c04"/>
    </style:style>
    <style:style style:name="T8" style:family="text">
      <style:text-properties officeooo:rsid="002c09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inuta de Reunión sobre: Proyecto Administración de proyectos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FECHA:</text:p>
          </table:table-cell>
          <table:table-cell table:style-name="Tabla1.B1" office:value-type="string">
            <text:p text:style-name="P2"><text:span text:style-name="T6">30</text:span>-<text:span text:style-name="T2">sep</text:span>-14</text:p>
          </table:table-cell>
        </table:table-row>
        <table:table-row table:style-name="Tabla1.1">
          <table:table-cell table:style-name="Tabla1.A1" office:value-type="string">
            <text:p text:style-name="P2">HORA: </text:p>
          </table:table-cell>
          <table:table-cell table:style-name="Tabla1.B1" office:value-type="string">
            <text:p text:style-name="P2"><text:span text:style-name="T6">02</text:span>:00</text:p>
          </table:table-cell>
        </table:table-row>
        <table:table-row table:style-name="Tabla1.1">
          <table:table-cell table:style-name="Tabla1.A1" office:value-type="string">
            <text:p text:style-name="P2">LUGAR:</text:p>
          </table:table-cell>
          <table:table-cell table:style-name="Tabla1.B1" office:value-type="string">
            <text:p text:style-name="P4">Chat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Puntos a tratar:</text:p>
          </table:table-cell>
          <table:table-cell table:style-name="Tabla2.B1" office:value-type="string">
            <text:list xml:id="list7384001153558138724" text:style-name="WW8Num6">
              <text:list-item>
                <text:p text:style-name="P7">Diccionario de datos</text:p>
              </text:list-item>
              <text:list-item>
                <text:p text:style-name="P16"><text:a xlink:type="simple" xlink:href="#__RefHeading__753_1406884038" text:style-name="Internet_20_link" text:visited-style-name="Visited_20_Internet_20_Link"><text:span text:style-name="Index_20_Link"><text:span text:style-name="T3">Modelo de </text:span></text:span></text:a><text:span text:style-name="Index_20_Link"><text:span text:style-name="T4">procesos</text:span></text:span></text:p>
              </text:list-item>
              <text:list-item>
                <text:p text:style-name="P16"><text:span text:style-name="Index_20_Link"><text:span text:style-name="T4">Modelo de comportamiento</text:span></text:span></text:p>
              </text:list-item>
              <text:list-item>
                <text:p text:style-name="P14">Prototipo rápido de la interfaz</text:p>
              </text:list-item>
              <text:list-item>
                <text:p text:style-name="P15">Errores en el diagrama de gantt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5">Acuerdos:</text:p>
          </table:table-cell>
          <table:table-cell table:style-name="Tabla2.B1" office:value-type="string">
            <text:list xml:id="list2477523567530065639" text:style-name="WW8Num5">
              <text:list-item>
                <text:p text:style-name="P8">Establecer comunicación el próximo <text:span text:style-name="T5">viernes</text:span> <text:span text:style-name="T6">3</text:span> de <text:span text:style-name="T6">octubre</text:span> para <text:span text:style-name="T5">verificar el avance de las actividades designadas, dedicar más tiempo de trabajo para lograr superar el atraso en el modelo de comportamiento y corregir los detalles del diagrama de gantt para poder seguir en tiempo y forma de acuerdo a la planeación.</text:span></text:p>
              </text:list-item>
              <text:list-item>
                <text:p text:style-name="P9">Terminar las actividades asignadas al 100% para el viernes <text:span text:style-name="T6">3</text:span> de <text:span text:style-name="T6">octubre </text:span></text:p>
              </text:list-item>
              <text:list-item>
                <text:p text:style-name="P9"><text:span text:style-name="T6">Corregir</text:span> <text:span text:style-name="T7">fechan en </text:span>el <text:span text:style-name="T8">diagrama de gantt</text:span> <text:span text:style-name="T7">Pedro </text:span></text:p>
              </text:list-item>
              <text:list-item>
                <text:p text:style-name="P10">El modelo de compor<text:span text:style-name="T6">tamiento lo realizará Cristian </text:span></text:p>
              </text:list-item>
              <text:list-item>
                <text:p text:style-name="P11">El <text:span text:style-name="T6">m</text:span>odelo de <text:span text:style-name="T6">procesos lo</text:span> realizará <text:span text:style-name="T6">Cristian</text:span></text:p>
              </text:list-item>
              <text:list-item>
                <text:p text:style-name="P12">Diccionario de datos lo realizará Carlos </text:p>
              </text:list-item>
              <text:list-item>
                <text:p text:style-name="P12">El prototipo rápido de la interfaz lo realizara Pedro 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5">Observaciones</text:p>
          </table:table-cell>
          <table:table-cell table:style-name="Tabla2.B1" office:value-type="string">
            <text:p text:style-name="P6">En caso de no terminar al 100% las actividades, se <text:span text:style-name="T6">justificaran</text:span> en la minuta del viernes los motivos por lo cuales no se pudo concluir la actividad.</text:p>
          </table:table-cell>
        </table:table-row>
        <table:table-row table:style-name="Tabla2.1">
          <table:table-cell table:style-name="Tabla2.A1" office:value-type="string">
            <text:p text:style-name="P5">Asistentes:</text:p>
          </table:table-cell>
          <table:table-cell table:style-name="Tabla2.B1" office:value-type="string">
            <text:p text:style-name="P5">Cristian, Carlos, <text:span text:style-name="T1">Pedro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MX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determinado" style:family="paragraph" style:default-outline-level="">
      <style:paragraph-properties fo:text-align="start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style:font-name="Calibri1" fo:font-family="Calibri" style:font-family-generic="roman" style:font-pitch="variable" style:font-name-asian="Droid Sans" style:font-family-asian="'Droid Sans'" style:font-family-generic-asian="system" style:font-pitch-asian="variable" style:language-asian="en" style:country-asian="US" fo:hyphenate="false" fo:hyphenation-remain-char-count="2" fo:hyphenation-push-char-count="2"/>
    </style:style>
    <style:style style:name="index_20_4" style:display-name="index 4" style:family="paragraph" style:parent-style-name="Predeterminado" style:default-outline-level="">
      <style:paragraph-properties fo:margin-left="1.27cm" fo:margin-right="0cm" fo:text-indent="0cm" style:auto-text-indent="false">
        <style:tab-stops>
          <style:tab-stop style:position="22.442cm" style:type="right" style:leader-style="dotted" style:leader-text="."/>
        </style:tab-stops>
      </style:paragraph-properties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language="es" fo:country="MX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dad Veracruzana</text:p>
        <text:p text:style-name="MP1">Facultad de Estadística e Informática</text:p>
        <text:p text:style-name="MP1">Experiencia Educativa: Administración de Proyec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uta de Reunión sobre: Avances de Investigación</dc:title>
    <meta:initial-creator>CISCO</meta:initial-creator>
    <meta:creation-date>2014-08-29T15:39:00</meta:creation-date>
    <dc:date>2014-09-30T10:50:16.590299951</dc:date>
    <meta:print-date>2010-08-25T21:39:00</meta:print-date>
    <meta:editing-cycles>18</meta:editing-cycles>
    <meta:editing-duration>PT53M58S</meta:editing-duration>
    <meta:generator>LibreOffice/4.3.1.2$Linux_x86 LibreOffice_project/430m0$Build-2</meta:generator>
    <meta:document-statistic meta:table-count="2" meta:image-count="0" meta:object-count="0" meta:page-count="1" meta:paragraph-count="28" meta:word-count="194" meta:character-count="1181" meta:non-whitespace-character-count="1021"/>
  </office:meta>
</office:document-meta>
</file>